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57cm" fo:min-width="6.225cm"/>
    </style:style>
    <style:style style:name="P1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667cm" svg:x="6.08cm" svg:y="19.415cm">
          <text:p text:style-name="P1">CM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667cm" svg:x="6.08cm" svg:y="15.915cm">
          <text:p text:style-name="P1">Diseño lógic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667cm" svg:x="6.08cm" svg:y="12.415cm">
          <text:p text:style-name="P1">Microarquitectura</text:p>
          <text:p text:style-name="P1">(organización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667cm" svg:x="6.08cm" svg:y="8.915cm">
          <text:p text:style-name="P1">ISA</text:p>
          <text:p text:style-name="P1">(arquitectura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667cm" svg:x="6.08cm" svg:y="5.415cm">
          <text:p text:style-name="P1">Lenguaje Ensambla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985cm" svg:height="2.667cm" svg:x="6.08cm" svg:y="1.915cm">
          <text:p text:style-name="P1"><text:span text:style-name="T1">Lenguajes C/JAVA/Python</text:span></text:p>
          <text:p text:style-name="P1">(compilador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1T07:46:30.003507014</meta:creation-date>
    <dc:date>2020-09-01T07:52:25.295247235</dc:date>
    <meta:editing-duration>PT5M55S</meta:editing-duration>
    <meta:editing-cycles>1</meta:editing-cycles>
    <meta:document-statistic meta:object-count="6"/>
    <meta:generator>LibreOffice/5.3.6.1$Linux_X86_64 LibreOffice_project/686f202eff87ef707079aeb7f485847613344eb7</meta:generator>
  </office:meta>
</office:document-meta>
</file>